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9cm"/>
    </style:style>
    <style:style style:name="co2" style:family="table-column">
      <style:table-column-properties fo:break-before="auto" style:column-width="4.041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</style:style>
  </office:automatic-styles>
  <office:body>
    <office:spreadsheet>
      <table:table table:name="Planilha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5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ategoria Mista Iniciante</text:p>
          </table:table-cell>
          <table:covered-table-cell table:style-name="ce5"/>
          <table:covered-table-cell/>
          <table:covered-table-cell table:number-columns-repeated="4" table:style-name="ce5"/>
        </table:table-row>
        <table:table-row table:style-name="ro1">
          <table:table-cell table:style-name="ce2" office:value-type="string" calcext:value-type="string">
            <text:p>Ranking</text:p>
          </table:table-cell>
          <table:table-cell table:style-name="ce6" office:value-type="string" calcext:value-type="string" table:number-columns-spanned="1" table:number-rows-spanned="2">
            <text:p>Nome</text:p>
          </table:table-cell>
          <table:table-cell table:style-name="ce2" office:value-type="string" calcext:value-type="string">
            <text:p>Etapas</text:p>
          </table:table-cell>
          <table:table-cell table:style-name="ce2" office:value-type="string" calcext:value-type="string">
            <text:p>1ª Etapa</text:p>
          </table:table-cell>
          <table:table-cell table:style-name="ce2" office:value-type="string" calcext:value-type="string">
            <text:p>2ª Etapa</text:p>
          </table:table-cell>
          <table:table-cell table:style-name="ce2" office:value-type="string" calcext:value-type="string">
            <text:p>3ª Etapa</text:p>
          </table:table-cell>
          <table:table-cell table:style-name="ce2" office:value-type="string" calcext:value-type="string">
            <text:p>Pontos</text:p>
          </table:table-cell>
        </table:table-row>
        <table:table-row table:style-name="ro1">
          <table:table-cell table:style-name="ce2" office:value-type="string" calcext:value-type="string">
            <text:p>N2BT</text:p>
          </table:table-cell>
          <table:covered-table-cell table:style-name="ce2"/>
          <table:table-cell table:style-name="ce2" office:value-type="string" calcext:value-type="string">
            <text:p>Jogadas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Original</text:p>
          </table:table-cell>
          <table:table-cell table:style-name="ce2"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assiano Morais</text:p>
          </table:table-cell>
          <table:table-cell table:style-name="ce8" table:formula="of:=SUM(IF([.D4]&lt;&gt;&quot;&quot;;1;0);IF([.E4]&lt;&gt;&quot;&quot;;1;0);IF([.F4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100" calcext:value-type="float">
            <text:p>100</text:p>
          </table:table-cell>
          <table:table-cell table:style-name="ce7"/>
          <table:table-cell table:style-name="ce9" table:formula="of:=SUM([.D4];[.E4];[.F4])" office:value-type="float" office:value="100" calcext:value-type="float">
            <text:p/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Jéssica Melo</text:p>
          </table:table-cell>
          <table:table-cell table:style-name="ce8" table:formula="of:=SUM(IF([.D5]&lt;&gt;&quot;&quot;;1;0);IF([.E5]&lt;&gt;&quot;&quot;;1;0);IF([.F5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100" calcext:value-type="float">
            <text:p>100</text:p>
          </table:table-cell>
          <table:table-cell table:style-name="ce7"/>
          <table:table-cell table:style-name="ce9" table:formula="of:=SUM([.D5];[.E5];[.F5])" office:value-type="float" office:value="100" calcext:value-type="float">
            <text:p/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Amilton Nogueira</text:p>
          </table:table-cell>
          <table:table-cell table:style-name="ce8" table:formula="of:=SUM(IF([.D6]&lt;&gt;&quot;&quot;;1;0);IF([.E6]&lt;&gt;&quot;&quot;;1;0);IF([.F6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70" calcext:value-type="float">
            <text:p>70</text:p>
          </table:table-cell>
          <table:table-cell table:style-name="ce7"/>
          <table:table-cell table:style-name="ce9" table:formula="of:=SUM([.D6];[.E6];[.F6])" office:value-type="float" office:value="70" calcext:value-type="float">
            <text:p/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Antonia Veraclete</text:p>
          </table:table-cell>
          <table:table-cell table:style-name="ce8" table:formula="of:=SUM(IF([.D7]&lt;&gt;&quot;&quot;;1;0);IF([.E7]&lt;&gt;&quot;&quot;;1;0);IF([.F7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70" calcext:value-type="float">
            <text:p>70</text:p>
          </table:table-cell>
          <table:table-cell table:style-name="ce7"/>
          <table:table-cell table:style-name="ce9" table:formula="of:=SUM([.D7];[.E7];[.F7])" office:value-type="float" office:value="70" calcext:value-type="float">
            <text:p/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Raphael Soares</text:p>
          </table:table-cell>
          <table:table-cell table:style-name="ce8" table:formula="of:=SUM(IF([.D8]&lt;&gt;&quot;&quot;;1;0);IF([.E8]&lt;&gt;&quot;&quot;;1;0);IF([.F8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50" calcext:value-type="float">
            <text:p>50</text:p>
          </table:table-cell>
          <table:table-cell table:style-name="ce7"/>
          <table:table-cell table:style-name="ce9" table:formula="of:=SUM([.D8];[.E8];[.F8])" office:value-type="float" office:value="50" calcext:value-type="float">
            <text:p/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Rodrigo Benevides</text:p>
          </table:table-cell>
          <table:table-cell table:style-name="ce8" table:formula="of:=SUM(IF([.D9]&lt;&gt;&quot;&quot;;1;0);IF([.E9]&lt;&gt;&quot;&quot;;1;0);IF([.F9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50" calcext:value-type="float">
            <text:p>50</text:p>
          </table:table-cell>
          <table:table-cell table:style-name="ce7"/>
          <table:table-cell table:style-name="ce9" table:formula="of:=SUM([.D9];[.E9];[.F9])" office:value-type="float" office:value="50" calcext:value-type="float">
            <text:p/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Tayná Guastucci</text:p>
          </table:table-cell>
          <table:table-cell table:style-name="ce8" table:formula="of:=SUM(IF([.D10]&lt;&gt;&quot;&quot;;1;0);IF([.E10]&lt;&gt;&quot;&quot;;1;0);IF([.F10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50" calcext:value-type="float">
            <text:p>50</text:p>
          </table:table-cell>
          <table:table-cell table:style-name="ce7"/>
          <table:table-cell table:style-name="ce9" table:formula="of:=SUM([.D10];[.E10];[.F10])" office:value-type="float" office:value="50" calcext:value-type="float">
            <text:p/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Thamara Kandice</text:p>
          </table:table-cell>
          <table:table-cell table:style-name="ce8" table:formula="of:=SUM(IF([.D11]&lt;&gt;&quot;&quot;;1;0);IF([.E11]&lt;&gt;&quot;&quot;;1;0);IF([.F11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50" calcext:value-type="float">
            <text:p>50</text:p>
          </table:table-cell>
          <table:table-cell table:style-name="ce7"/>
          <table:table-cell table:style-name="ce9" table:formula="of:=SUM([.D11];[.E11];[.F11])" office:value-type="float" office:value="50" calcext:value-type="float">
            <text:p/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Altair Gaúcho</text:p>
          </table:table-cell>
          <table:table-cell table:style-name="ce8" table:formula="of:=SUM(IF([.D12]&lt;&gt;&quot;&quot;;1;0);IF([.E12]&lt;&gt;&quot;&quot;;1;0);IF([.F12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40" calcext:value-type="float">
            <text:p>40</text:p>
          </table:table-cell>
          <table:table-cell table:style-name="ce7"/>
          <table:table-cell table:style-name="ce9" table:formula="of:=SUM([.D12];[.E12];[.F12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André Luiz</text:p>
          </table:table-cell>
          <table:table-cell table:style-name="ce8" table:formula="of:=SUM(IF([.D13]&lt;&gt;&quot;&quot;;1;0);IF([.E13]&lt;&gt;&quot;&quot;;1;0);IF([.F13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40" calcext:value-type="float">
            <text:p>40</text:p>
          </table:table-cell>
          <table:table-cell table:style-name="ce7"/>
          <table:table-cell table:style-name="ce9" table:formula="of:=SUM([.D13];[.E13];[.F13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Emanuel Oliveira</text:p>
          </table:table-cell>
          <table:table-cell table:style-name="ce8" table:formula="of:=SUM(IF([.D14]&lt;&gt;&quot;&quot;;1;0);IF([.E14]&lt;&gt;&quot;&quot;;1;0);IF([.F14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40" calcext:value-type="float">
            <text:p>40</text:p>
          </table:table-cell>
          <table:table-cell table:style-name="ce7"/>
          <table:table-cell table:style-name="ce9" table:formula="of:=SUM([.D14];[.E14];[.F14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Enny Mayara</text:p>
          </table:table-cell>
          <table:table-cell table:style-name="ce8" table:formula="of:=SUM(IF([.D15]&lt;&gt;&quot;&quot;;1;0);IF([.E15]&lt;&gt;&quot;&quot;;1;0);IF([.F15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40" calcext:value-type="float">
            <text:p>40</text:p>
          </table:table-cell>
          <table:table-cell table:style-name="ce7"/>
          <table:table-cell table:style-name="ce9" table:formula="of:=SUM([.D15];[.E15];[.F15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João Hélio</text:p>
          </table:table-cell>
          <table:table-cell table:style-name="ce8" table:formula="of:=SUM(IF([.D16]&lt;&gt;&quot;&quot;;1;0);IF([.E16]&lt;&gt;&quot;&quot;;1;0);IF([.F16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40" calcext:value-type="float">
            <text:p>40</text:p>
          </table:table-cell>
          <table:table-cell table:style-name="ce7"/>
          <table:table-cell table:style-name="ce9" table:formula="of:=SUM([.D16];[.E16];[.F16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Marina Pantoja</text:p>
          </table:table-cell>
          <table:table-cell table:style-name="ce8" table:formula="of:=SUM(IF([.D17]&lt;&gt;&quot;&quot;;1;0);IF([.E17]&lt;&gt;&quot;&quot;;1;0);IF([.F17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40" calcext:value-type="float">
            <text:p>40</text:p>
          </table:table-cell>
          <table:table-cell table:style-name="ce7"/>
          <table:table-cell table:style-name="ce9" table:formula="of:=SUM([.D17];[.E17];[.F17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Priscila Gomes</text:p>
          </table:table-cell>
          <table:table-cell table:style-name="ce8" table:formula="of:=SUM(IF([.D18]&lt;&gt;&quot;&quot;;1;0);IF([.E18]&lt;&gt;&quot;&quot;;1;0);IF([.F18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40" calcext:value-type="float">
            <text:p>40</text:p>
          </table:table-cell>
          <table:table-cell table:style-name="ce7"/>
          <table:table-cell table:style-name="ce9" table:formula="of:=SUM([.D18];[.E18];[.F18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Uagda Kennya</text:p>
          </table:table-cell>
          <table:table-cell table:style-name="ce8" table:formula="of:=SUM(IF([.D19]&lt;&gt;&quot;&quot;;1;0);IF([.E19]&lt;&gt;&quot;&quot;;1;0);IF([.F19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40" calcext:value-type="float">
            <text:p>40</text:p>
          </table:table-cell>
          <table:table-cell table:style-name="ce7"/>
          <table:table-cell table:style-name="ce9" table:formula="of:=SUM([.D19];[.E19];[.F19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Bárbara Albuquerque</text:p>
          </table:table-cell>
          <table:table-cell table:style-name="ce8" table:formula="of:=SUM(IF([.D20]&lt;&gt;&quot;&quot;;1;0);IF([.E20]&lt;&gt;&quot;&quot;;1;0);IF([.F20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9" table:formula="of:=SUM([.D20];[.E20];[.F20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Bruno Almeida</text:p>
          </table:table-cell>
          <table:table-cell table:style-name="ce8" table:formula="of:=SUM(IF([.D21]&lt;&gt;&quot;&quot;;1;0);IF([.E21]&lt;&gt;&quot;&quot;;1;0);IF([.F21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9" table:formula="of:=SUM([.D21];[.E21];[.F21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Davi Maciel</text:p>
          </table:table-cell>
          <table:table-cell table:style-name="ce8" table:formula="of:=SUM(IF([.D22]&lt;&gt;&quot;&quot;;1;0);IF([.E22]&lt;&gt;&quot;&quot;;1;0);IF([.F22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9" table:formula="of:=SUM([.D22];[.E22];[.F22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Diego Rego</text:p>
          </table:table-cell>
          <table:table-cell table:style-name="ce8" table:formula="of:=SUM(IF([.D23]&lt;&gt;&quot;&quot;;1;0);IF([.E23]&lt;&gt;&quot;&quot;;1;0);IF([.F23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9" table:formula="of:=SUM([.D23];[.E23];[.F23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Gabriel Galvão</text:p>
          </table:table-cell>
          <table:table-cell table:style-name="ce8" table:formula="of:=SUM(IF([.D24]&lt;&gt;&quot;&quot;;1;0);IF([.E24]&lt;&gt;&quot;&quot;;1;0);IF([.F24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9" table:formula="of:=SUM([.D24];[.E24];[.F24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Geovani Matos</text:p>
          </table:table-cell>
          <table:table-cell table:style-name="ce8" table:formula="of:=SUM(IF([.D25]&lt;&gt;&quot;&quot;;1;0);IF([.E25]&lt;&gt;&quot;&quot;;1;0);IF([.F25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9" table:formula="of:=SUM([.D25];[.E25];[.F25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Haydne Neto</text:p>
          </table:table-cell>
          <table:table-cell table:style-name="ce8" table:formula="of:=SUM(IF([.D26]&lt;&gt;&quot;&quot;;1;0);IF([.E26]&lt;&gt;&quot;&quot;;1;0);IF([.F26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9" table:formula="of:=SUM([.D26];[.E26];[.F26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Laryssa Chaves</text:p>
          </table:table-cell>
          <table:table-cell table:style-name="ce8" table:formula="of:=SUM(IF([.D27]&lt;&gt;&quot;&quot;;1;0);IF([.E27]&lt;&gt;&quot;&quot;;1;0);IF([.F27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9" table:formula="of:=SUM([.D27];[.E27];[.F27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Leandro Oliveira</text:p>
          </table:table-cell>
          <table:table-cell table:style-name="ce8" table:formula="of:=SUM(IF([.D28]&lt;&gt;&quot;&quot;;1;0);IF([.E28]&lt;&gt;&quot;&quot;;1;0);IF([.F28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9" table:formula="of:=SUM([.D28];[.E28];[.F28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Lívia Ximenes</text:p>
          </table:table-cell>
          <table:table-cell table:style-name="ce8" table:formula="of:=SUM(IF([.D29]&lt;&gt;&quot;&quot;;1;0);IF([.E29]&lt;&gt;&quot;&quot;;1;0);IF([.F29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9" table:formula="of:=SUM([.D29];[.E29];[.F29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Luíza Ribeiro</text:p>
          </table:table-cell>
          <table:table-cell table:style-name="ce8" table:formula="of:=SUM(IF([.D30]&lt;&gt;&quot;&quot;;1;0);IF([.E30]&lt;&gt;&quot;&quot;;1;0);IF([.F30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9" table:formula="of:=SUM([.D30];[.E30];[.F30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Maria Denise</text:p>
          </table:table-cell>
          <table:table-cell table:style-name="ce8" table:formula="of:=SUM(IF([.D31]&lt;&gt;&quot;&quot;;1;0);IF([.E31]&lt;&gt;&quot;&quot;;1;0);IF([.F31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9" table:formula="of:=SUM([.D31];[.E31];[.F31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Rohan Oliveira</text:p>
          </table:table-cell>
          <table:table-cell table:style-name="ce8" table:formula="of:=SUM(IF([.D32]&lt;&gt;&quot;&quot;;1;0);IF([.E32]&lt;&gt;&quot;&quot;;1;0);IF([.F32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9" table:formula="of:=SUM([.D32];[.E32];[.F32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Ticiana Nayara</text:p>
          </table:table-cell>
          <table:table-cell table:style-name="ce8" table:formula="of:=SUM(IF([.D33]&lt;&gt;&quot;&quot;;1;0);IF([.E33]&lt;&gt;&quot;&quot;;1;0);IF([.F33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9" table:formula="of:=SUM([.D33];[.E33];[.F33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Waleska Barbosa</text:p>
          </table:table-cell>
          <table:table-cell table:style-name="ce8" table:formula="of:=SUM(IF([.D34]&lt;&gt;&quot;&quot;;1;0);IF([.E34]&lt;&gt;&quot;&quot;;1;0);IF([.F34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9" table:formula="of:=SUM([.D34];[.E34];[.F34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Wanessa Cordeiro</text:p>
          </table:table-cell>
          <table:table-cell table:style-name="ce8" table:formula="of:=SUM(IF([.D35]&lt;&gt;&quot;&quot;;1;0);IF([.E35]&lt;&gt;&quot;&quot;;1;0);IF([.F35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9" table:formula="of:=SUM([.D35];[.E35];[.F35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Áquila Leite</text:p>
          </table:table-cell>
          <table:table-cell table:style-name="ce8" table:formula="of:=SUM(IF([.D36]&lt;&gt;&quot;&quot;;1;0);IF([.E36]&lt;&gt;&quot;&quot;;1;0);IF([.F36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9" table:formula="of:=SUM([.D36];[.E36];[.F36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Breno Aguiar</text:p>
          </table:table-cell>
          <table:table-cell table:style-name="ce8" table:formula="of:=SUM(IF([.D37]&lt;&gt;&quot;&quot;;1;0);IF([.E37]&lt;&gt;&quot;&quot;;1;0);IF([.F37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9" table:formula="of:=SUM([.D37];[.E37];[.F37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Cícara Paiva</text:p>
          </table:table-cell>
          <table:table-cell table:style-name="ce8" table:formula="of:=SUM(IF([.D38]&lt;&gt;&quot;&quot;;1;0);IF([.E38]&lt;&gt;&quot;&quot;;1;0);IF([.F38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9" table:formula="of:=SUM([.D38];[.E38];[.F38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Davi Torres</text:p>
          </table:table-cell>
          <table:table-cell table:style-name="ce8" table:formula="of:=SUM(IF([.D39]&lt;&gt;&quot;&quot;;1;0);IF([.E39]&lt;&gt;&quot;&quot;;1;0);IF([.F39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9" table:formula="of:=SUM([.D39];[.E39];[.F39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Deyckson Robert</text:p>
          </table:table-cell>
          <table:table-cell table:style-name="ce8" table:formula="of:=SUM(IF([.D40]&lt;&gt;&quot;&quot;;1;0);IF([.E40]&lt;&gt;&quot;&quot;;1;0);IF([.F40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9" table:formula="of:=SUM([.D40];[.E40];[.F40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Lucas Abreu</text:p>
          </table:table-cell>
          <table:table-cell table:style-name="ce8" table:formula="of:=SUM(IF([.D41]&lt;&gt;&quot;&quot;;1;0);IF([.E41]&lt;&gt;&quot;&quot;;1;0);IF([.F41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9" table:formula="of:=SUM([.D41];[.E41];[.F41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Nany Ribeiro</text:p>
          </table:table-cell>
          <table:table-cell table:style-name="ce8" table:formula="of:=SUM(IF([.D42]&lt;&gt;&quot;&quot;;1;0);IF([.E42]&lt;&gt;&quot;&quot;;1;0);IF([.F42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9" table:formula="of:=SUM([.D42];[.E42];[.F42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Natália Lima</text:p>
          </table:table-cell>
          <table:table-cell table:style-name="ce8" table:formula="of:=SUM(IF([.D43]&lt;&gt;&quot;&quot;;1;0);IF([.E43]&lt;&gt;&quot;&quot;;1;0);IF([.F43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9" table:formula="of:=SUM([.D43];[.E43];[.F43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Séfora Leite</text:p>
          </table:table-cell>
          <table:table-cell table:style-name="ce8" table:formula="of:=SUM(IF([.D44]&lt;&gt;&quot;&quot;;1;0);IF([.E44]&lt;&gt;&quot;&quot;;1;0);IF([.F44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9" table:formula="of:=SUM([.D44];[.E44];[.F44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Talita Valente</text:p>
          </table:table-cell>
          <table:table-cell table:style-name="ce8" table:formula="of:=SUM(IF([.D45]&lt;&gt;&quot;&quot;;1;0);IF([.E45]&lt;&gt;&quot;&quot;;1;0);IF([.F45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9" table:formula="of:=SUM([.D45];[.E45];[.F45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Tatyana Keller</text:p>
          </table:table-cell>
          <table:table-cell table:style-name="ce8" table:formula="of:=SUM(IF([.D46]&lt;&gt;&quot;&quot;;1;0);IF([.E46]&lt;&gt;&quot;&quot;;1;0);IF([.F46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9" table:formula="of:=SUM([.D46];[.E46];[.F46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Vicente Aciole</text:p>
          </table:table-cell>
          <table:table-cell table:style-name="ce8" table:formula="of:=SUM(IF([.D47]&lt;&gt;&quot;&quot;;1;0);IF([.E47]&lt;&gt;&quot;&quot;;1;0);IF([.F47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9" table:formula="of:=SUM([.D47];[.E47];[.F47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office:value-type="string" calcext:value-type="string">
            <text:p>Afonso Tomoda</text:p>
          </table:table-cell>
          <table:table-cell table:style-name="ce8" table:formula="of:=SUM(IF([.D48]&lt;&gt;&quot;&quot;;1;0);IF([.E48]&lt;&gt;&quot;&quot;;1;0);IF([.F48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9" table:formula="of:=SUM([.D48];[.E48];[.F48])" office:value-type="float" office:value="10" calcext:value-type="float">
            <text:p/>
          </table:table-cell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office:value-type="string" calcext:value-type="string">
            <text:p>Alice Costa</text:p>
          </table:table-cell>
          <table:table-cell table:style-name="ce8" table:formula="of:=SUM(IF([.D49]&lt;&gt;&quot;&quot;;1;0);IF([.E49]&lt;&gt;&quot;&quot;;1;0);IF([.F49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9" table:formula="of:=SUM([.D49];[.E49];[.F49])" office:value-type="float" office:value="10" calcext:value-type="float">
            <text:p/>
          </table:table-cell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office:value-type="string" calcext:value-type="string">
            <text:p>Bárbara Pesqueira</text:p>
          </table:table-cell>
          <table:table-cell table:style-name="ce8" table:formula="of:=SUM(IF([.D50]&lt;&gt;&quot;&quot;;1;0);IF([.E50]&lt;&gt;&quot;&quot;;1;0);IF([.F50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9" table:formula="of:=SUM([.D50];[.E50];[.F50])" office:value-type="float" office:value="10" calcext:value-type="float">
            <text:p/>
          </table:table-cell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office:value-type="string" calcext:value-type="string">
            <text:p>Bruno Beachann</text:p>
          </table:table-cell>
          <table:table-cell table:style-name="ce8" table:formula="of:=SUM(IF([.D51]&lt;&gt;&quot;&quot;;1;0);IF([.E51]&lt;&gt;&quot;&quot;;1;0);IF([.F51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9" table:formula="of:=SUM([.D51];[.E51];[.F51])" office:value-type="float" office:value="10" calcext:value-type="float">
            <text:p/>
          </table:table-cell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office:value-type="string" calcext:value-type="string">
            <text:p>Cleidson Eugênio</text:p>
          </table:table-cell>
          <table:table-cell table:style-name="ce8" table:formula="of:=SUM(IF([.D52]&lt;&gt;&quot;&quot;;1;0);IF([.E52]&lt;&gt;&quot;&quot;;1;0);IF([.F52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9" table:formula="of:=SUM([.D52];[.E52];[.F52])" office:value-type="float" office:value="10" calcext:value-type="float">
            <text:p/>
          </table:table-cell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office:value-type="string" calcext:value-type="string">
            <text:p>Esthefane Ximenes</text:p>
          </table:table-cell>
          <table:table-cell table:style-name="ce8" table:formula="of:=SUM(IF([.D53]&lt;&gt;&quot;&quot;;1;0);IF([.E53]&lt;&gt;&quot;&quot;;1;0);IF([.F53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9" table:formula="of:=SUM([.D53];[.E53];[.F53])" office:value-type="float" office:value="10" calcext:value-type="float">
            <text:p/>
          </table:table-cell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office:value-type="string" calcext:value-type="string">
            <text:p>Igor Melo</text:p>
          </table:table-cell>
          <table:table-cell table:style-name="ce8" table:formula="of:=SUM(IF([.D54]&lt;&gt;&quot;&quot;;1;0);IF([.E54]&lt;&gt;&quot;&quot;;1;0);IF([.F54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9" table:formula="of:=SUM([.D54];[.E54];[.F54])" office:value-type="float" office:value="10" calcext:value-type="float">
            <text:p/>
          </table:table-cell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office:value-type="string" calcext:value-type="string">
            <text:p>Jéssica Lima</text:p>
          </table:table-cell>
          <table:table-cell table:style-name="ce8" table:formula="of:=SUM(IF([.D55]&lt;&gt;&quot;&quot;;1;0);IF([.E55]&lt;&gt;&quot;&quot;;1;0);IF([.F55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9" table:formula="of:=SUM([.D55];[.E55];[.F55])" office:value-type="float" office:value="10" calcext:value-type="float">
            <text:p/>
          </table:table-cell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office:value-type="string" calcext:value-type="string">
            <text:p>Johnattan Xavier</text:p>
          </table:table-cell>
          <table:table-cell table:style-name="ce8" table:formula="of:=SUM(IF([.D56]&lt;&gt;&quot;&quot;;1;0);IF([.E56]&lt;&gt;&quot;&quot;;1;0);IF([.F56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9" table:formula="of:=SUM([.D56];[.E56];[.F56])" office:value-type="float" office:value="10" calcext:value-type="float">
            <text:p/>
          </table:table-cell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office:value-type="string" calcext:value-type="string">
            <text:p>Pedro Ivo</text:p>
          </table:table-cell>
          <table:table-cell table:style-name="ce8" table:formula="of:=SUM(IF([.D57]&lt;&gt;&quot;&quot;;1;0);IF([.E57]&lt;&gt;&quot;&quot;;1;0);IF([.F57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9" table:formula="of:=SUM([.D57];[.E57];[.F57])" office:value-type="float" office:value="10" calcext:value-type="float">
            <text:p/>
          </table:table-cell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office:value-type="string" calcext:value-type="string">
            <text:p>Raísa Lopes</text:p>
          </table:table-cell>
          <table:table-cell table:style-name="ce8" table:formula="of:=SUM(IF([.D58]&lt;&gt;&quot;&quot;;1;0);IF([.E58]&lt;&gt;&quot;&quot;;1;0);IF([.F58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9" table:formula="of:=SUM([.D58];[.E58];[.F58])" office:value-type="float" office:value="10" calcext:value-type="float">
            <text:p/>
          </table:table-cell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office:value-type="string" calcext:value-type="string">
            <text:p>Yana Melo</text:p>
          </table:table-cell>
          <table:table-cell table:style-name="ce8" table:formula="of:=SUM(IF([.D59]&lt;&gt;&quot;&quot;;1;0);IF([.E59]&lt;&gt;&quot;&quot;;1;0);IF([.F59]&lt;&gt;&quot;&quot;;1;0))" office:value-type="float" office:value="1" calcext:value-type="float">
            <text:p/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9" table:formula="of:=SUM([.D59];[.E59];[.F59])" office:value-type="float" office:value="10" calcext:value-type="float">
            <text:p/>
          </table:table-cell>
        </table:table-row>
        <table:table-row table:style-name="ro1" table:number-rows-repeated="104851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41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41P0"/>
    </number:number-style>
    <number:number-style style:name="N10142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42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43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44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pt" number:country="BR">
      <number:number number:decimal-places="0" number:min-integer-digits="1" number:grouping="true"/>
      <number:text> </number:text>
    </number:number-style>
    <number:number-style style:name="N10145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pt" number:country="BR">
      <number:number number:decimal-places="0" number:min-integer-digits="1" number:grouping="true"/>
      <number:text> </number:text>
    </number:number-style>
    <number:number-style style:name="N10146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pt" number:country="BR">
      <number:number number:decimal-places="2" number:min-integer-digits="1" number:grouping="true"/>
      <number:text> </number:text>
    </number:number-style>
    <number:number-style style:name="N10147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pt" number:country="BR">
      <number:number number:decimal-places="2" number:min-integer-digits="1" number:grouping="true"/>
      <number:text> </number:text>
    </number:number-style>
    <number:number-style style:name="N10148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pt" number:country="B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49P1" style:volatile="true" number:language="pt" number:country="BR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9P2" style:volatile="true" number:language="pt" number:country="BR">
      <number:text> </number:text>
      <loext:fill-character> </loext:fill-character>
      <number:text>- </number:text>
    </number:number-style>
    <number:text-style style:name="N10149" number:language="pt" number:country="B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0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50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0P2" style:volatile="true" number:language="pt" number:country="BR">
      <number:text> R$ </number:text>
      <loext:fill-character> </loext:fill-character>
      <number:text>- </number:text>
    </number:number-style>
    <number:text-style style:name="N10150" number:language="pt" number:country="B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pt" number:country="B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pt" number:country="BR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1P2" style:volatile="true" number:language="pt" number:country="B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pt" number:country="B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52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2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52" number:language="pt" number:country="BR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2">00/00/0000</text:date>, <text:time style:data-style-name="N2" text:time-value="11:48:13.00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09:41:25.372000000</meta:creation-date>
    <dc:date>2022-09-22T11:51:51.900000000</dc:date>
    <meta:editing-duration>PT20M10S</meta:editing-duration>
    <meta:editing-cycles>6</meta:editing-cycles>
    <meta:generator>LibreOffice/4.2.2.1$Windows_x86 LibreOffice_project/3be8cda0bddd8e430d8cda1ebfd581265cca5a0f</meta:generator>
    <meta:document-statistic meta:table-count="1" meta:cell-count="292" meta:object-count="0"/>
  </office:meta>
</office:document-meta>
</file>